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E000000D66C0085DFD5956EFC.png" manifest:media-type="image/png"/>
  <manifest:file-entry manifest:full-path="Pictures/10004FA300004BE5000016277232C1F4BFB562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5646e4" style:font-size-asian="11pt" style:font-weight-asian="normal" style:font-name-complex="Costa Ptf" style:font-size-complex="11pt" style:font-weight-complex="normal"/>
    </style:style>
    <style:style style:name="P20"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57bcdb" style:font-size-asian="11pt" style:font-weight-asian="normal" style:font-name-complex="Costa Ptf" style:font-size-complex="11pt" style:font-weight-complex="normal"/>
    </style:style>
    <style:style style:name="P21"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2"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3"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5"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6"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7"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8" style:family="paragraph" style:parent-style-name="Standard" style:list-style-name="L1">
      <loext:graphic-properties draw:fill="none"/>
      <style:paragraph-properties fo:margin-top="0cm" fo:margin-bottom="0cm" loext:contextual-spacing="false" fo:line-height="115%" fo:text-align="justify" style:justify-single-word="false" fo:orphans="2" fo:widows="2" fo:background-color="transparent" style:writing-mode="lr-tb"/>
      <style:text-properties style:font-name="Carlito" fo:font-size="11pt" fo:font-weight="normal" officeooo:rsid="004e4ff9" officeooo:paragraph-rsid="00596175" style:font-size-asian="11pt" style:font-weight-asian="normal" style:font-name-complex="Costa Ptf" style:font-size-complex="11pt" style:font-weight-complex="normal"/>
    </style:style>
    <style:style style:name="P29"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officeooo:rsid="004caba8"/>
    </style:style>
    <style:style style:name="T8" style:family="text">
      <style:text-properties officeooo:rsid="004e4ff9"/>
    </style:style>
    <style:style style:name="T9" style:family="text">
      <style:text-properties fo:font-weight="bold" style:font-weight-asian="bold" style:font-weight-complex="bold"/>
    </style:style>
    <style:style style:name="T10" style:family="text">
      <style:text-properties style:font-name="Carlito" fo:font-size="11pt" style:font-size-asian="11pt" style:font-size-complex="11pt"/>
    </style:style>
    <style:style style:name="T11" style:family="text">
      <style:text-properties style:font-name="Carlito" fo:font-size="11pt" fo:font-weight="normal" style:font-size-asian="11pt" style:font-weight-asian="normal" style:font-size-complex="11pt" style:font-weight-complex="normal"/>
    </style:style>
    <style:style style:name="T12" style:family="text">
      <style:text-properties officeooo:rsid="006b5399"/>
    </style:style>
    <style:style style:name="T13" style:family="text">
      <style:text-properties officeooo:rsid="006a899d"/>
    </style:style>
    <style:style style:name="T14" style:family="text">
      <style:text-properties officeooo:rsid="0067e36e"/>
    </style:style>
    <style:style style:name="T15" style:family="text">
      <style:text-properties officeooo:rsid="0059c4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Montreuil_20_gras"><text:span text:style-name="T2"/></text:span></text:p>
      <text:p text:style-name="P2"><text:span text:style-name="Montreuil_20_gras"><text:span text:style-name="T10"/></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attachmentRecipient.postal_address]</text:p>
          </table:table-cell>
        </table:table-row>
      </table:table>
      <text:p text:style-name="P3"><text:span text:style-name="Montreuil_20_gras"><text:span text:style-name="T11"/></text:span></text:p>
      <text:p text:style-name="P4"><text:span text:style-name="Montreuil_20_gras"><text:span text:style-name="T11"/></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0"/></text:span></text:p>
      <text:p text:style-name="P22"><text:span text:style-name="T3"><text:tab/><text:tab/><text:tab/><text:tab/><text:tab/><text:tab/><text:tab/></text:span><text:span text:style-name="T4">Maarch-les-Bains</text:span><text:span text:style-name="T5">, le <text:s/></text:span><text:span text:style-name="T5"><text:date style:data-style-name="N76" text:date-value="2020-01-02T11:17:29.143438297">2 janvier 2020</text:date></text:span></text:p>
      <text:p text:style-name="P12"><text:s/></text:p>
      <text:p text:style-name="P13"/>
      <text:p text:style-name="P13"/>
      <text:p text:style-name="P14">[attachmentRecipient.title] [attachmentRecipient.lastname],</text:p>
      <text:p text:style-name="P23"/>
      <text:p text:style-name="P16">Vous avez saisi la Ville de Maarch-les-Bains d'une demande enregistrée le [res_letterbox.doc_date] et qui relève de notre compétence.</text:p>
      <text:p text:style-name="P17"/>
      <text:p text:style-name="P20">Votre demande concerne <text:span text:style-name="T14">[res_letterbox.subject]</text:span>.</text:p>
      <text:p text:style-name="P17"/>
      <text:p text:style-name="P24">Votre demande est susceptible de faire l'objet d'une décision implicite d'acceptation.</text:p>
      <text:p text:style-name="P24">Le silence de la Ville de <text:span text:style-name="T7">Maarch-les-Bains</text:span> dans les jours suivant la réception de votre demande vaudra acceptation, soit le <text:span text:style-name="T9">[res_letterbox.process_limit_date]</text:span>.</text:p>
      <text:p text:style-name="P15"/>
      <text:p text:style-name="P18">Le présent accusé de réception, que nous vous invitons à conserver, vous informe des prochaines étapes de la procédure :</text:p>
      <text:p text:style-name="P21"/>
      <text:p text:style-name="P18">Si l'instruction de votre demande nécessite des informations ou pièces complémentaires, le Service compétent vous contactera afin de les obtenir, dans un délai qui vous sera indiqué.</text:p>
      <text:p text:style-name="P21"/>
      <text:p text:style-name="P18">Le délai au terme duquel la décision implicite d'acceptation interviendra ne commencera à courir qu’à compter de la réception du dossier complet (à compter de la réception des pièces complémentaires demandées).</text:p>
      <text:p text:style-name="P21"/>
      <text:p text:style-name="P21"><text:span text:style-name="T8">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21"/>
      <text:p text:style-name="P18"/>
      <text:p text:style-name="P18">Pour tout renseignement concernant votre dossier, vous pouvez contacter :</text:p>
      <text:p text:style-name="P18"/>
      <text:p text:style-name="P19"><text:soft-page-break/>le service instructeur compétent : </text:p>
      <text:list xml:id="list1960501442" text:style-name="L1">
        <text:list-item>
          <text:p text:style-name="P28">par téléphone <text:span text:style-name="T13">[user.phone]</text:span></text:p>
        </text:list-item>
        <text:list-item>
          <text:p text:style-name="P28">ou par messagerie électronique <text:span text:style-name="T12">[user.mail]</text:span></text:p>
        </text:list-item>
      </text:list>
      <text:p text:style-name="P18"/>
      <text:p text:style-name="P18"/>
      <text:p text:style-name="P18">Bien respectueusement,</text:p>
      <text:p text:style-name="P25"/>
      <text:p text:style-name="P26"><text:span text:style-name="T8"><text:tab/><text:tab/><text:tab/><text:tab/><text:tab/><text:tab/><text:tab/><text:tab/>Le service compétent</text:span> </text:p>
      <text:p text:style-name="P5"><text:tab/><text:tab/><text:tab/><text:tab/><text:tab/><text:tab/><text:tab/></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6C0085DFD5956EFC.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1M11S</meta:editing-duration>
    <meta:editing-cycles>31</meta:editing-cycles>
    <meta:generator>LibreOffice/6.0.7.3$Linux_X86_64 LibreOffice_project/00m0$Build-3</meta:generator>
    <dc:date>2020-01-02T11:17:28.973931368</dc:date>
    <meta:print-date>2016-06-06T11:07:27.701000000</meta:print-date>
    <dc:creator>Florian Azizian</dc:creator>
    <meta:document-statistic meta:table-count="2" meta:image-count="1" meta:object-count="0" meta:page-count="2" meta:paragraph-count="29" meta:word-count="253" meta:character-count="1897" meta:non-whitespace-character-count="1644"/>
  </office:meta>
</office:document-meta>
</file>